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5.9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language="en" fo:country="US" style:font-name-asian="WenQuanYi Zen Hei" style:font-name-complex="Lohit Marathi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in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 style:font-name="Liberation Sans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ffff"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31" style:family="table-cell" style:parent-style-name="Default"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ext-properties style:font-name="Liberation Sans" style:font-name-asian="WenQuanYi Zen Hei" style:font-name-complex="Lohit Marathi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/>
    </style:style>
    <style:style style:name="ce38" style:family="table-cell" style:parent-style-name="Default">
      <style:table-cell-properties style:text-align-source="value-type" style:repeat-content="false" fo:border="none"/>
      <style:paragraph-properties fo:margin-left="0in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style:font-name="Liberation Sans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2">
      <style:text-properties style:font-name="Liberation Sans"/>
    </style:style>
    <style:style style:name="ce46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8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9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/>
    </style:style>
    <style:style style:name="ce50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53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54" style:family="table-cell" style:parent-style-name="Default" style:data-style-name="N2">
      <style:table-cell-properties fo:border-bottom="none" style:text-align-source="value-type" style:repeat-content="false" fo:border-left="0.06pt solid #000000" fo:border-right="0.06pt solid #000000" fo:border-top="none"/>
      <style:paragraph-properties fo:margin-left="0in"/>
      <style:text-properties style:font-name="Liberation Sans" fo:font-weight="bold" style:font-weight-asian="bold" style:font-weight-complex="bold"/>
    </style:style>
    <style:style style:name="ce55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7" table:default-cell-style-name="ce2"/>
        <table:table-row table:style-name="ro1">
          <table:table-cell/>
          <table:table-cell table:style-name="ce3" office:value-type="string">
            <text:p>Bestellung Masterarbeit 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Armin Schlegel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Stand</text:p>
          </table:table-cell>
          <table:table-cell table:style-name="ce18" office:value-type="string">
            <text:p>01.04.20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Platinen:</text:p>
          </table:table-cell>
          <table:table-cell table:style-name="ce29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>
            <text:p>Mouser.de</text:p>
          </table:table-cell>
          <table:table-cell table:style-name="ce20"/>
          <table:table-cell table:style-name="ce30" table:number-columns-repeated="3"/>
          <table:table-cell table:style-name="ce47"/>
          <table:table-cell table:style-name="ce39"/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Bestellnr. </text:p>
          </table:table-cell>
          <table:table-cell table:style-name="ce21" office:value-type="string">
            <text:p>Menge</text:p>
          </table:table-cell>
          <table:table-cell table:style-name="ce31" office:value-type="string">
            <text:p>Beschreibung</text:p>
          </table:table-cell>
          <table:table-cell table:style-name="ce31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48" office:value-type="string">
            <text:p>Preis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56-FIX30SSLAHF</text:p>
          </table:table-cell>
          <table:table-cell table:formula="of:=[.$D$4]" office:value-type="float" office:value="3">
            <text:p>3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45" office:value-type="float" office:value="13.08">
            <text:p>13.08</text:p>
          </table:table-cell>
          <table:table-cell table:style-name="ce49" table:formula="of:=[.C7]*[.F7]" office:value-type="float" office:value="39.24">
            <text:p>39.2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38-54132-4062</text:p>
          </table:table-cell>
          <table:table-cell table:formula="of:=[.$D$4]" office:value-type="float" office:value="3">
            <text:p>3</text:p>
          </table:table-cell>
          <table:table-cell office:value-type="string">
            <text:p>Omron Electronics XF2M-4015-1A (RGB)</text:p>
          </table:table-cell>
          <table:table-cell table:style-name="ce33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45" office:value-type="float" office:value="2.01">
            <text:p>2.01</text:p>
          </table:table-cell>
          <table:table-cell table:style-name="ce49" table:formula="of:=[.C8]*[.F8]" office:value-type="float" office:value="6.03">
            <text:p>6.03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95-TFP401APZP</text:p>
          </table:table-cell>
          <table:table-cell table:formula="of:=[.$D$4]" office:value-type="float" office:value="3">
            <text:p>3</text:p>
          </table:table-cell>
          <table:table-cell office:value-type="string">
            <text:p>Texas Instruments TFP401APZP (HDMI-&gt;RGB)</text:p>
          </table:table-cell>
          <table:table-cell table:style-name="ce33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45" office:value-type="float" office:value="7.2">
            <text:p>7.20</text:p>
          </table:table-cell>
          <table:table-cell table:style-name="ce49" table:formula="of:=[.C9]*[.F9]" office:value-type="float" office:value="21.6">
            <text:p>21.60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95-SN75LVDS83BDGGR</text:p>
          </table:table-cell>
          <table:table-cell table:formula="of:=[.$D$4]" office:value-type="float" office:value="3">
            <text:p>3</text:p>
          </table:table-cell>
          <table:table-cell office:value-type="string">
            <text:p>Bussender FlatLink 10-135MHz Transmitter (RGB-&gt;LVDS)</text:p>
          </table:table-cell>
          <table:table-cell table:style-name="ce33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45" office:value-type="float" office:value="5.24">
            <text:p>5.24</text:p>
          </table:table-cell>
          <table:table-cell table:style-name="ce49" table:formula="of:=[.C10]*[.F10]" office:value-type="float" office:value="15.72">
            <text:p>15.72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56-ATMEGA88PA-AU</text:p>
          </table:table-cell>
          <table:table-cell table:formula="of:=[.$D$4]" office:value-type="float" office:value="3">
            <text:p>3</text:p>
          </table:table-cell>
          <table:table-cell office:value-type="string">
            <text:p>8-Bit Mikrocontroller - MCU 1.8V - 5.5V 20MHz 8KB Programmable</text:p>
          </table:table-cell>
          <table:table-cell table:style-name="ce33" office:value-type="string">
            <text:p><text:a xlink:href="http://de.mouser.com/ProductDetail/Atmel/ATMEGA88PA-AU/?qs=sGAEpiMZZMuejTFqD3Nt%252bOPjs0BY82XT" xlink:type="simple">http://de.mouser.com/ProductDetail/Atmel/ATMEGA88PA-AU/?qs=sGAEpiMZZMuejTFqD3Nt%252bOPjs0BY82XT</text:a></text:p>
          </table:table-cell>
          <table:table-cell table:style-name="ce45" office:value-type="float" office:value="1.92">
            <text:p>1.92</text:p>
          </table:table-cell>
          <table:table-cell table:style-name="ce49" table:formula="of:=[.C11]*[.F11]" office:value-type="float" office:value="5.76">
            <text:p>5.76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38-53261-0671</text:p>
          </table:table-cell>
          <table:table-cell table:formula="of:=[.$D$4]" office:value-type="float" office:value="3">
            <text:p>3</text:p>
          </table:table-cell>
          <table:table-cell office:value-type="string">
            <text:p>Molex picoblade 53261-0671 6 pol Programmierstecker</text:p>
          </table:table-cell>
          <table:table-cell table:style-name="ce33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45" office:value-type="float" office:value="1.65">
            <text:p>1.65</text:p>
          </table:table-cell>
          <table:table-cell table:style-name="ce49" table:formula="of:=[.C12]*[.F12]" office:value-type="float" office:value="4.95">
            <text:p>4.9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38-51021-0600</text:p>
          </table:table-cell>
          <table:table-cell table:formula="of:=[.$D$4]" office:value-type="float" office:value="3">
            <text:p>3</text:p>
          </table:table-cell>
          <table:table-cell office:value-type="string">
            <text:p>Sockel &amp; Kabelgehäuse RECEPTACLE 6 POS</text:p>
          </table:table-cell>
          <table:table-cell table:style-name="ce33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45" office:value-type="float" office:value="0.27">
            <text:p>0.27</text:p>
          </table:table-cell>
          <table:table-cell table:style-name="ce49" table:formula="of:=[.C13]*[.F13]" office:value-type="float" office:value="0.81">
            <text:p>0.81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38-79758-0006</text:p>
          </table:table-cell>
          <table:table-cell table:formula="of:=[.$D$4]*6" office:value-type="float" office:value="18">
            <text:p>18</text:p>
          </table:table-cell>
          <table:table-cell office:value-type="string">
            <text:p>DC-Stromkabel PicoBlade 26 AWG UL 1061, 150mm</text:p>
          </table:table-cell>
          <table:table-cell table:style-name="ce33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45" office:value-type="float" office:value="0.159">
            <text:p>0.16</text:p>
          </table:table-cell>
          <table:table-cell table:style-name="ce49" table:formula="of:=[.C14]*[.F14]" office:value-type="float" office:value="2.862">
            <text:p>2.86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49-10033526-N3212LF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Stecker MINIUSB B TYPE RT ANGLE RECEPTACLE</text:p>
          </table:table-cell>
          <table:table-cell table:style-name="ce33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45" office:value-type="float" office:value="0.464">
            <text:p>0.46</text:p>
          </table:table-cell>
          <table:table-cell table:style-name="ce49" table:formula="of:=[.C15]*[.F15]" office:value-type="float" office:value="1.392">
            <text:p>1.39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49-10029449-111RLF</text:p>
          </table:table-cell>
          <table:table-cell table:formula="of:=[.$D$4]" office:value-type="float" office:value="3">
            <text:p>3</text:p>
          </table:table-cell>
          <table:table-cell office:value-type="string">
            <text:p>HDMI, Displayport &amp; DVI-Steckverbinder HDMI TYPE A RECEPT</text:p>
          </table:table-cell>
          <table:table-cell table:style-name="ce33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45" office:value-type="float" office:value="0.48">
            <text:p>0.48</text:p>
          </table:table-cell>
          <table:table-cell table:style-name="ce49" table:formula="of:=[.C16]*[.F16]" office:value-type="float" office:value="1.44">
            <text:p>1.4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56-AT24C01C-SSHM-B</text:p>
          </table:table-cell>
          <table:table-cell table:formula="of:=[.$D$4]" office:value-type="float" office:value="3">
            <text:p>3</text:p>
          </table:table-cell>
          <table:table-cell office:value-type="string">
            <text:p>EEPROM 1K 2-WIRE 8 SOIC PB HALOFREE NiPdAu 1.7V</text:p>
          </table:table-cell>
          <table:table-cell table:style-name="ce33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45" office:value-type="float" office:value="0.232">
            <text:p>0.23</text:p>
          </table:table-cell>
          <table:table-cell table:style-name="ce49" table:formula="of:=[.C17]*[.F17]" office:value-type="float" office:value="0.696">
            <text:p>0.70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56-FIX30HLKITASSY</text:p>
          </table:table-cell>
          <table:table-cell office:value-type="float" office:value="1">
            <text:p>1</text:p>
          </table:table-cell>
          <table:table-cell table:style-name="ce32" office:value-type="string">
            <text:p>FI-X30HL-KITASSY-300M </text:p>
          </table:table-cell>
          <table:table-cell table:style-name="ce33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45" office:value-type="float" office:value="10.19">
            <text:p>10.19</text:p>
          </table:table-cell>
          <table:table-cell table:style-name="ce49" table:formula="of:=[.C18]*[.F18]" office:value-type="float" office:value="10.19">
            <text:p>10.19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806-KLDX-0202-A-LT</text:p>
          </table:table-cell>
          <table:table-cell table:formula="of:=[.$D$4]" office:value-type="float" office:value="3">
            <text:p>3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45" office:value-type="float" office:value="0.704">
            <text:p>0.70</text:p>
          </table:table-cell>
          <table:table-cell table:style-name="ce49" table:formula="of:=[.C19]*[.F19]" office:value-type="float" office:value="2.112">
            <text:p>2.11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47-RSS1C101MCN1GS</text:p>
          </table:table-cell>
          <table:table-cell table:formula="of:=[.$D$4]" office:value-type="float" office:value="3">
            <text:p>3</text:p>
          </table:table-cell>
          <table:table-cell table:style-name="ce33" office:value-type="string">
            <text:p>Organische Polymer-Aluminiumkondensatoren 100UF 16V 20%</text:p>
          </table:table-cell>
          <table:table-cell table:style-name="ce33" office:value-type="string">
            <text:p><text:a xlink:href="http://de.mouser.com/ProductDetail/Nichicon/RSS1C101MCN1GS/?qs=%2Fha2pyFaduh4ekcK%2Fe1iGdvzMnyaUytWBcNeRf1q51h9wFdnE1%2FDNQ%3D%3D" xlink:type="simple">http://de.mouser.com/ProductDetail/Nichicon/RSS1C101MCN1GS/?qs=%2fha2pyFaduh4ekcK%2fe1iGdvzMnyaUytWBcNeRf1q51h9wFdnE1%2fDNQ%3d%3d</text:a></text:p>
          </table:table-cell>
          <table:table-cell office:value-type="float" office:value="1.24">
            <text:p>1.24</text:p>
          </table:table-cell>
          <table:table-cell table:style-name="ce49" table:formula="of:=[.C20]*[.F20]" office:value-type="float" office:value="3.72">
            <text:p>3.72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47-RFS1A100MCN1GB</text:p>
          </table:table-cell>
          <table:table-cell table:formula="of:=[.$D$4]*3" office:value-type="float" office:value="9">
            <text:p>9</text:p>
          </table:table-cell>
          <table:table-cell table:style-name="ce4" office:value-type="string">
            <text:p>Organische Polymer-Aluminiumkondensatoren 10V 10uF 20%</text:p>
          </table:table-cell>
          <table:table-cell table:style-name="ce33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616">
            <text:p>0.616</text:p>
          </table:table-cell>
          <table:table-cell table:style-name="ce49" table:formula="of:=[.C21]*[.F21]" office:value-type="float" office:value="5.544">
            <text:p>5.5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8-BZG03C15-TR3</text:p>
          </table:table-cell>
          <table:table-cell table:formula="of:=[.$D$4]" office:value-type="float" office:value="3">
            <text:p>3</text:p>
          </table:table-cell>
          <table:table-cell office:value-type="string">
            <text:p>Zener-Dioden 15 Volt 600W 5%</text:p>
          </table:table-cell>
          <table:table-cell table:style-name="ce33" office:value-type="string">
            <text:p><text:a xlink:href="http://de.mouser.com/ProductDetail/Vishay-Semiconductors/BZG03C15TR3/?qs=sGAEpiMZZMtQ8nqTKtFS%2FMEIUIGpqa2oQOP9Mj5ZVYI%3D" xlink:type="simple">http://de.mouser.com/ProductDetail/Vishay-Semiconductors/BZG03C15TR3/?qs=sGAEpiMZZMtQ8nqTKtFS%2fMEIUIGpqa2oQOP9Mj5ZVYI%3d</text:a></text:p>
          </table:table-cell>
          <table:table-cell office:value-type="float" office:value="0.2">
            <text:p>0.2</text:p>
          </table:table-cell>
          <table:table-cell table:style-name="ce49" table:formula="of:=[.C22]*[.F22]" office:value-type="float" office:value="0.6">
            <text:p>0.60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95-TLV1117CDCYR</text:p>
          </table:table-cell>
          <table:table-cell table:formula="of:=[.$D$4]" office:value-type="float" office:value="3">
            <text:p>3</text:p>
          </table:table-cell>
          <table:table-cell office:value-type="string">
            <text:p>LDO Spannungs-Regulator Standard LDO Voltage</text:p>
          </table:table-cell>
          <table:table-cell table:style-name="ce33" office:value-type="string">
            <text:p><text:a xlink:href="http://de.mouser.com/ProductDetail/Texas-Instruments/TLV1117CDCYR/?qs=sGAEpiMZZMsGz1a6aV8DcHWet81Yjl3lZ3LuJrnKyhU%3D" xlink:type="simple">http://de.mouser.com/ProductDetail/Texas-Instruments/TLV1117CDCYR/?qs=sGAEpiMZZMsGz1a6aV8DcHWet81Yjl3lZ3LuJrnKyhU%3d</text:a></text:p>
          </table:table-cell>
          <table:table-cell office:value-type="float" office:value="0.512">
            <text:p>0.512</text:p>
          </table:table-cell>
          <table:table-cell table:style-name="ce49" table:formula="of:=[.C23]*[.F23]" office:value-type="float" office:value="1.536">
            <text:p>1.5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895-FT232RL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IC-Schnittstelle USB to Serial UART Enhanced IC SSOP-28</text:p>
          </table:table-cell>
          <table:table-cell table:style-name="ce33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office:value-type="float" office:value="3.66">
            <text:p>3.66</text:p>
          </table:table-cell>
          <table:table-cell table:style-name="ce49" table:formula="of:=[.C24]*[.F24]" office:value-type="float" office:value="10.98">
            <text:p>10.98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4-ATS073ASM-1</text:p>
          </table:table-cell>
          <table:table-cell table:formula="of:=[.$D$4]" office:value-type="float" office:value="3">
            <text:p>3</text:p>
          </table:table-cell>
          <table:table-cell office:value-type="string">
            <text:p>Quarze 7.3728MHz Series 30ppm -20C 70C</text:p>
          </table:table-cell>
          <table:table-cell table:style-name="ce33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.312</text:p>
          </table:table-cell>
          <table:table-cell table:style-name="ce49" table:formula="of:=[.C25]*[.F25]" office:value-type="float" office:value="0.936">
            <text:p>0.9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49-69190-410HLF</text:p>
          </table:table-cell>
          <table:table-cell table:formula="of:=[.$D$4]*2" office:value-type="float" office:value="6">
            <text:p>6</text:p>
          </table:table-cell>
          <table:table-cell office:value-type="string">
            <text:p>Sockel &amp; Kabelgehäuse 10P SR HEADER 2.54 mm</text:p>
          </table:table-cell>
          <table:table-cell table:style-name="ce33" office:value-type="string">
            <text:p><text:a xlink:href="http://de.mouser.com/ProductDetail/FCI/69190-410HLF/?qs=sGAEpiMZZMs%252bGHln7q6pm2nKUjHUi6l6bUbxz8i8A40%3D" xlink:type="simple">http://de.mouser.com/ProductDetail/FCI/69190-410HLF/?qs=sGAEpiMZZMs%252bGHln7q6pm2nKUjHUi6l6bUbxz8i8A40%3d</text:a></text:p>
          </table:table-cell>
          <table:table-cell office:value-type="float" office:value="0.2">
            <text:p>0.2</text:p>
          </table:table-cell>
          <table:table-cell table:style-name="ce49" table:formula="of:=[.C26]*[.F26]" office:value-type="float" office:value="1.2">
            <text:p>1.20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858-35WR5KLFTR</text:p>
          </table:table-cell>
          <table:table-cell table:formula="of:=[.$D$4]" office:value-type="float" office:value="3">
            <text:p>3</text:p>
          </table:table-cell>
          <table:table-cell office:value-type="string">
            <text:p>Trimmerwiderstände – SMD 5K OHM 3MM ST CERM</text:p>
          </table:table-cell>
          <table:table-cell table:style-name="ce33" office:value-type="string">
            <text:p><text:a xlink:href="http://de.mouser.com/ProductDetail/TT-electronics/35WR5KLFTR/?qs=%2Fha2pyFadujzzAVdjkdEhhDx%252bn8BpLGBbAWCnXZ7YcM%3D" xlink:type="simple">http://de.mouser.com/ProductDetail/TT-electronics/35WR5KLFTR/?qs=%2fha2pyFadujzzAVdjkdEhhDx%252bn8BpLGBbAWCnXZ7YcM%3d</text:a></text:p>
          </table:table-cell>
          <table:table-cell office:value-type="float" office:value="0.11">
            <text:p>0.11</text:p>
          </table:table-cell>
          <table:table-cell table:style-name="ce49" table:formula="of:=[.C27]*[.F27]" office:value-type="float" office:value="0.33">
            <text:p>0.33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8" office:value-type="string">
            <text:p>942-IRF9530NSPBF</text:p>
          </table:table-cell>
          <table:table-cell table:formula="of:=[.$D$4]" office:value-type="float" office:value="3">
            <text:p>3</text:p>
          </table:table-cell>
          <table:table-cell office:value-type="string">
            <text:p>MOSFET 1 P-CH -100V HEXFET 200mOhms 38.7nC</text:p>
          </table:table-cell>
          <table:table-cell table:style-name="ce33" office:value-type="string">
            <text:p><text:a xlink:href="http://de.mouser.com/ProductDetail/International-Rectifier/IRF9530NSTRRPBF/?qs=%2Fha2pyFaduhrIXGifTjbHONRpl3ZykA%2FwkBEvOHVo1wy9qfypNowyA%3D%3D" xlink:type="simple">http://de.mouser.com/ProductDetail/International-Rectifier/IRF9530NSTRRPBF/?qs=%2fha2pyFaduhrIXGifTjbHONRpl3ZykA%2fwkBEvOHVo1wy9qfypNowyA%3d%3d</text:a></text:p>
          </table:table-cell>
          <table:table-cell office:value-type="float" office:value="1.49">
            <text:p>1.49</text:p>
          </table:table-cell>
          <table:table-cell table:style-name="ce49" table:formula="of:=[.C28]*[.F28]" office:value-type="float" office:value="4.47">
            <text:p>4.47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9" office:value-type="string">
            <text:p>942-IRLML2502TRPBF</text:p>
          </table:table-cell>
          <table:table-cell table:formula="of:=[.$D$4]" office:value-type="float" office:value="3">
            <text:p>3</text:p>
          </table:table-cell>
          <table:table-cell table:style-name="ce33" office:value-type="string">
            <text:p>MOSFET MOSFT 20V 4.2A 45mOhm 8nC Log Lvl</text:p>
          </table:table-cell>
          <table:table-cell table:style-name="ce33" office:value-type="string">
            <text:p><text:a xlink:href="http://de.mouser.com/ProductDetail/International-Rectifier/IRLML2502TRPBF/?qs=sGAEpiMZZMshyDBzk1%2FWi5%252bqVgN3%252bWS8yrGFmPL6hzw%3D" xlink:type="simple">http://de.mouser.com/ProductDetail/International-Rectifier/IRLML2502TRPBF/?qs=sGAEpiMZZMshyDBzk1%2fWi5%252bqVgN3%252bWS8yrGFmPL6hzw%3d</text:a></text:p>
          </table:table-cell>
          <table:table-cell office:value-type="float" office:value="0.504">
            <text:p>0.504</text:p>
          </table:table-cell>
          <table:table-cell table:style-name="ce49" table:formula="of:=[.C29]*[.F29]" office:value-type="float" office:value="1.512">
            <text:p>1.51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9" office:value-type="string">
            <text:p>80-C0402C100J3G</text:p>
          </table:table-cell>
          <table:table-cell office:value-type="float" office:value="20">
            <text:p>20</text:p>
          </table:table-cell>
          <table:table-cell table:style-name="ce33" office:value-type="string">
            <text:p>Kondensator aus mehreren Keramikschichten MLCC - SMD/SMT 25volts 10pF C0G 5%</text:p>
          </table:table-cell>
          <table:table-cell table:style-name="ce33" office:value-type="string">
            <text:p><text:a xlink:href="http://de.mouser.com/ProductDetail/Kemet/C0402C100J3GACTU/?qs=sGAEpiMZZMs0AnBnWHyRQAnKc6AE42yDERHCdzL0Rfk%3D" xlink:type="simple">http://de.mouser.com/ProductDetail/Kemet/C0402C100J3GACTU/?qs=sGAEpiMZZMs0AnBnWHyRQAnKc6AE42yDERHCdzL0Rfk%3d</text:a></text:p>
          </table:table-cell>
          <table:table-cell office:value-type="float" office:value="0.008">
            <text:p>0.008</text:p>
          </table:table-cell>
          <table:table-cell table:style-name="ce49" table:formula="of:=[.C30]*[.F30]" office:value-type="float" office:value="0.16">
            <text:p>0.16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7-VJ0402Y103JXXCBC</text:p>
          </table:table-cell>
          <table:table-cell office:value-type="float" office:value="30">
            <text:p>30</text:p>
          </table:table-cell>
          <table:table-cell office:value-type="string">
            <text:p>Kondensator aus mehreren Keramikschichten MLCC - SMD/SMT 0402 0.01uF 25volts X7R 5%</text:p>
          </table:table-cell>
          <table:table-cell table:style-name="ce33" office:value-type="string">
            <text:p><text:a xlink:href="http://de.mouser.com/ProductDetail/Vishay-Vitramon/VJ0402Y103JXXCW1BC/?qs=sGAEpiMZZMsh%252b1woXyUXj18%2FptLQvlmAqmmlttZZ8k8%3D" xlink:type="simple">http://de.mouser.com/ProductDetail/Vishay-Vitramon/VJ0402Y103JXXCW1BC/?qs=sGAEpiMZZMsh%252b1woXyUXj18%2fptLQvlmAqmmlttZZ8k8%3d</text:a></text:p>
          </table:table-cell>
          <table:table-cell office:value-type="float" office:value="0.048">
            <text:p>0.048</text:p>
          </table:table-cell>
          <table:table-cell table:style-name="ce49" table:formula="of:=[.C31]*[.F31]" office:value-type="float" office:value="1.44">
            <text:p>1.4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100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Kohms 1%</text:p>
          </table:table-cell>
          <table:table-cell table:style-name="ce33" office:value-type="string">
            <text:p><text:a xlink:href="http://de.mouser.com/ProductDetail/Vishay-Dale/CRCW0402100KFKED/?qs=sGAEpiMZZMtlubZbdhIBIGYNrShSckG0jIKi3HDhoI8%3D" xlink:type="simple">http://de.mouser.com/ProductDetail/Vishay-Dale/CRCW0402100KFKED/?qs=sGAEpiMZZMtlubZbdhIBIGYNrShSckG0jIKi3HDhoI8%3d</text:a></text:p>
          </table:table-cell>
          <table:table-cell office:value-type="float" office:value="0.035">
            <text:p>0.035</text:p>
          </table:table-cell>
          <table:table-cell table:style-name="ce49" table:formula="of:=[.C32]*[.F32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10K-E3</text:p>
          </table:table-cell>
          <table:table-cell office:value-type="float" office:value="50">
            <text:p>50</text:p>
          </table:table-cell>
          <table:table-cell office:value-type="string">
            <text:p>Dickfilmwiderstände - SMD 1/16watt 10Kohms 1%</text:p>
          </table:table-cell>
          <table:table-cell table:style-name="ce33" office:value-type="string">
            <text:p><text:a xlink:href="http://de.mouser.com/ProductDetail/Vishay-Dale/CRCW040210K0FKED/?qs=sGAEpiMZZMu61qfTUdNhG2DpbjADlD3GcalbOv9utCY%3D" xlink:type="simple">http://de.mouser.com/ProductDetail/Vishay-Dale/CRCW040210K0FKED/?qs=sGAEpiMZZMu61qfTUdNhG2DpbjADlD3GcalbOv9utCY%3d</text:a></text:p>
          </table:table-cell>
          <table:table-cell office:value-type="float" office:value="0.035">
            <text:p>0.035</text:p>
          </table:table-cell>
          <table:table-cell table:style-name="ce49" table:formula="of:=[.C33]*[.F33]" office:value-type="float" office:value="1.75">
            <text:p>1.7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10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ohms 1%</text:p>
          </table:table-cell>
          <table:table-cell table:style-name="ce33" office:value-type="string">
            <text:p><text:a xlink:href="http://de.mouser.com/ProductDetail/Vishay-Dale/CRCW0402100RFKED/?qs=sGAEpiMZZMu61qfTUdNhG2DpbjADlD3GufIDDbTfwUk%3D" xlink:type="simple">http://de.mouser.com/ProductDetail/Vishay-Dale/CRCW0402100RFKED/?qs=sGAEpiMZZMu61qfTUdNhG2DpbjADlD3GufIDDbTfwUk%3d</text:a></text:p>
          </table:table-cell>
          <table:table-cell office:value-type="float" office:value="0.035">
            <text:p>0.035</text:p>
          </table:table-cell>
          <table:table-cell table:style-name="ce49" table:formula="of:=[.C34]*[.F34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4.7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4.7Kohms 1%</text:p>
          </table:table-cell>
          <table:table-cell table:style-name="ce33" office:value-type="string">
            <text:p><text:a xlink:href="http://de.mouser.com/ProductDetail/Vishay-Dale/CRCW04024K70FKED/?qs=sGAEpiMZZMu61qfTUdNhG7nHf%2F6MTUn3HadIdDQu24Q%3D" xlink:type="simple">http://de.mouser.com/ProductDetail/Vishay-Dale/CRCW04024K70FKED/?qs=sGAEpiMZZMu61qfTUdNhG7nHf%2f6MTUn3HadIdDQu24Q%3d</text:a></text:p>
          </table:table-cell>
          <table:table-cell office:value-type="float" office:value="0.035">
            <text:p>0.035</text:p>
          </table:table-cell>
          <table:table-cell table:style-name="ce49" table:formula="of:=[.C35]*[.F35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31.6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31.6Kohms 1%</text:p>
          </table:table-cell>
          <table:table-cell table:style-name="ce33" office:value-type="string">
            <text:p><text:a xlink:href="http://de.mouser.com/ProductDetail/Vishay-Dale/CRCW040231K6FKED/?qs=sGAEpiMZZMu61qfTUdNhG2DpbjADlD3GDMfqJpsfyHc%3D" xlink:type="simple">http://de.mouser.com/ProductDetail/Vishay-Dale/CRCW040231K6FKED/?qs=sGAEpiMZZMu61qfTUdNhG2DpbjADlD3GDMfqJpsfyHc%3d</text:a></text:p>
          </table:table-cell>
          <table:table-cell office:value-type="float" office:value="0.035">
            <text:p>0.035</text:p>
          </table:table-cell>
          <table:table-cell table:style-name="ce49" table:formula="of:=[.C36]*[.F36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0ohms</text:p>
          </table:table-cell>
          <table:table-cell table:style-name="ce33" office:value-type="string">
            <text:p><text:a xlink:href="http://de.mouser.com/ProductDetail/Vishay-Dale/CRCW04020000Z0ED/?qs=sGAEpiMZZMu61qfTUdNhG2DpbjADlD3GG34cJb50zyg%3D" xlink:type="simple">http://de.mouser.com/ProductDetail/Vishay-Dale/CRCW04020000Z0ED/?qs=sGAEpiMZZMu61qfTUdNhG2DpbjADlD3GG34cJb50zyg%3d</text:a></text:p>
          </table:table-cell>
          <table:table-cell office:value-type="float" office:value="0.032">
            <text:p>0.032</text:p>
          </table:table-cell>
          <table:table-cell table:style-name="ce49" table:formula="of:=[.C37]*[.F37]" office:value-type="float" office:value="0.32">
            <text:p>0.32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2512J-15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watt 15ohms 1% 70 Ohm </text:p>
          </table:table-cell>
          <table:table-cell table:style-name="ce40" office:value-type="string">
            <text:p><text:a xlink:href="http://de.mouser.com/ProductDetail/Vishay-Dale/CRCW251215R0JNEG/?qs=sGAEpiMZZMu61qfTUdNhGxpod03iTunHDwZPTcUwONk%3D" xlink:type="simple">http://de.mouser.com/ProductDetail/Vishay-Dale/CRCW251215R0JNEG/?qs=sGAEpiMZZMu61qfTUdNhGxpod03iTunHDwZPTcUwONk%3d</text:a></text:p>
          </table:table-cell>
          <table:table-cell office:value-type="float" office:value="0.126">
            <text:p>0.126</text:p>
          </table:table-cell>
          <table:table-cell table:style-name="ce49" table:formula="of:=[.C38]*[.F38]" office:value-type="float" office:value="1.26">
            <text:p>1.26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74-742C083220JP</text:p>
          </table:table-cell>
          <table:table-cell office:value-type="float" office:value="30">
            <text:p>30</text:p>
          </table:table-cell>
          <table:table-cell office:value-type="string">
            <text:p>Widerstandnetzwerke u. -Arrays 22ohms 50V 5%</text:p>
          </table:table-cell>
          <table:table-cell table:style-name="ce33" office:value-type="string">
            <text:p><text:a xlink:href="http://de.mouser.com/ProductDetail/CTS/742C083220JP/?qs=%2Fha2pyFadujSX4oUZ9H%252bjecOdYGTcOAvi9rRczFmMn3IEAjZJpSbag%3D%3D" xlink:type="simple">http://de.mouser.com/ProductDetail/CTS/742C083220JP/?qs=%2fha2pyFadujSX4oUZ9H%252bjecOdYGTcOAvi9rRczFmMn3IEAjZJpSbag%3d%3d</text:a></text:p>
          </table:table-cell>
          <table:table-cell office:value-type="float" office:value="0.011">
            <text:p>0.011</text:p>
          </table:table-cell>
          <table:table-cell table:style-name="ce49" table:formula="of:=[.C39]*[.F39]" office:value-type="float" office:value="0.33">
            <text:p>0.33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22-E3</text:p>
          </table:table-cell>
          <table:table-cell office:value-type="float" office:value="100">
            <text:p>100</text:p>
          </table:table-cell>
          <table:table-cell office:value-type="string">
            <text:p>Dickfilmwiderstände - SMD 1/16watt 22ohms 1%</text:p>
          </table:table-cell>
          <table:table-cell table:style-name="ce33" office:value-type="string">
            <text:p><text:a xlink:href="http://de.mouser.com/ProductDetail/Vishay-Dale/CRCW040222R0FKED/?qs=sGAEpiMZZMukHu%252bjC5l7Ya5tFNGhbiyzklTo6KnrVQs%3D" xlink:type="simple">http://de.mouser.com/ProductDetail/Vishay-Dale/CRCW040222R0FKED/?qs=sGAEpiMZZMukHu%252bjC5l7Ya5tFNGhbiyzklTo6KnrVQs%3d</text:a></text:p>
          </table:table-cell>
          <table:table-cell office:value-type="float" office:value="0.017">
            <text:p>0.017</text:p>
          </table:table-cell>
          <table:table-cell table:style-name="ce49" table:formula="of:=[.C40]*[.F40]" office:value-type="float" office:value="1.7">
            <text:p>1.70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7-VJ0402A220KXXPBC</text:p>
          </table:table-cell>
          <table:table-cell office:value-type="float" office:value="10">
            <text:p>10</text:p>
          </table:table-cell>
          <table:table-cell office:value-type="string">
            <text:p>Kondensator aus mehreren Keramikschichten MLCC - SMD/SMT 0402 22pF 25volts C0G 10%</text:p>
          </table:table-cell>
          <table:table-cell table:style-name="ce33" office:value-type="string">
            <text:p><text:a xlink:href="http://de.mouser.com/ProductDetail/Vishay-Vitramon/VJ0402A220KXXPW1BC/?qs=sGAEpiMZZMsh%252b1woXyUXj9Q4c%252b6xeLW%252bfefdfUlOYLc%3D" xlink:type="simple">http://de.mouser.com/ProductDetail/Vishay-Vitramon/VJ0402A220KXXPW1BC/?qs=sGAEpiMZZMsh%252b1woXyUXj9Q4c%252b6xeLW%252bfefdfUlOYLc%3d</text:a></text:p>
          </table:table-cell>
          <table:table-cell office:value-type="float" office:value="0.064">
            <text:p>0.064</text:p>
          </table:table-cell>
          <table:table-cell table:style-name="ce49" table:formula="of:=[.C41]*[.F41]" office:value-type="float" office:value="0.64">
            <text:p>0.64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7" office:value-type="string">
            <text:p>720-LRVH9F-P2R1-1-0</text:p>
          </table:table-cell>
          <table:table-cell office:value-type="float" office:value="20">
            <text:p>20</text:p>
          </table:table-cell>
          <table:table-cell office:value-type="string">
            <text:p>Standard-LEDs - SMD Red 625nm 2.2V 5mA</text:p>
          </table:table-cell>
          <table:table-cell table:style-name="ce33" office:value-type="string">
            <text:p><text:a xlink:href="http://de.mouser.com/ProductDetail/Vishay-Semiconductors/VLMS1500-GS08/?qs=sGAEpiMZZMusoohG2hS%252b1wnrwteRv1GyyC6NY435%2FeU%3D" xlink:type="simple">http://de.mouser.com/ProductDetail/Vishay-Semiconductors/VLMS1500-GS08/?qs=sGAEpiMZZMusoohG2hS%252b1wnrwteRv1GyyC6NY435%2feU%3d</text:a></text:p>
          </table:table-cell>
          <table:table-cell office:value-type="float" office:value="0.198">
            <text:p>0.198</text:p>
          </table:table-cell>
          <table:table-cell table:style-name="ce49" table:formula="of:=[.C42]*[.F42]" office:value-type="float" office:value="3.96">
            <text:p>3.96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61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61ohms 1%</text:p>
          </table:table-cell>
          <table:table-cell table:style-name="ce33" office:value-type="string">
            <text:p><text:a xlink:href="http://de.mouser.com/ProductDetail/Vishay-Dale/CRCW0402261RFKED/?qs=sGAEpiMZZMtlubZbdhIBIMLfylbdZ34bSeA3um5D2m0%3D" xlink:type="simple">http://de.mouser.com/ProductDetail/Vishay-Dale/CRCW0402261RFKED/?qs=sGAEpiMZZMtlubZbdhIBIMLfylbdZ34bSeA3um5D2m0%3d</text:a></text:p>
          </table:table-cell>
          <table:table-cell office:value-type="float" office:value="0.035">
            <text:p>0.035</text:p>
          </table:table-cell>
          <table:table-cell table:style-name="ce49" table:formula="of:=[.C43]*[.F43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604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604ohms 1%</text:p>
          </table:table-cell>
          <table:table-cell table:style-name="ce33" office:value-type="string">
            <text:p><text:a xlink:href="http://de.mouser.com/Search/ProductDetail.aspx?R=CRCW0402604RFKEDvirtualkey61300000virtualkey71-CRCW0402-604-E3" xlink:type="simple">http://de.mouser.com/Search/ProductDetail.aspx?R=CRCW0402604RFKEDvirtualkey61300000virtualkey71-CRCW0402-604-E3</text:a></text:p>
          </table:table-cell>
          <table:table-cell office:value-type="float" office:value="0.035">
            <text:p>0.035</text:p>
          </table:table-cell>
          <table:table-cell table:style-name="ce49" table:formula="of:=[.C44]*[.F44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J-1.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k5ohms 1%</text:p>
          </table:table-cell>
          <table:table-cell table:style-name="ce33" office:value-type="string">
            <text:p><text:a xlink:href="http://de.mouser.com/Search/ProductDetail.aspx?R=CRCW04021K50JNEDvirtualkey61300000virtualkey71-CRCW0402J-1.5K-E3" xlink:type="simple">http://de.mouser.com/Search/ProductDetail.aspx?R=CRCW04021K50JNEDvirtualkey61300000virtualkey71-CRCW0402J-1.5K-E3</text:a></text:p>
          </table:table-cell>
          <table:table-cell office:value-type="float" office:value="0.035">
            <text:p>0.035</text:p>
          </table:table-cell>
          <table:table-cell table:style-name="ce49" table:formula="of:=[.C45]*[.F45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.5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k5ohms 1%</text:p>
          </table:table-cell>
          <table:table-cell table:style-name="ce33" office:value-type="string">
            <text:p><text:a xlink:href="http://de.mouser.com/Search/ProductDetail.aspx?R=CRCW04022K55FKEDvirtualkey61300000virtualkey71-CRCW0402-2.55K-E3" xlink:type="simple">http://de.mouser.com/Search/ProductDetail.aspx?R=CRCW04022K55FKEDvirtualkey61300000virtualkey71-CRCW0402-2.55K-E3</text:a></text:p>
          </table:table-cell>
          <table:table-cell office:value-type="float" office:value="0.035">
            <text:p>0.035</text:p>
          </table:table-cell>
          <table:table-cell table:style-name="ce49" table:formula="of:=[.C46]*[.F46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1">
          <table:table-cell/>
          <table:table-cell table:style-name="ce10"/>
          <table:table-cell table:style-name="ce22"/>
          <table:table-cell table:style-name="ce34" table:number-columns-repeated="3"/>
          <table:table-cell table:style-name="ce50" table:formula="of:=SUM([.G7:.G46])" office:value-type="float" office:value="157.99">
            <text:p>157.99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string">
            <text:p>Wuerth Elektronik</text:p>
          </table:table-cell>
          <table:table-cell table:style-name="ce20"/>
          <table:table-cell table:style-name="ce30" table:number-columns-repeated="3"/>
          <table:table-cell table:style-name="ce4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6" office:value-type="string">
            <text:p>Bestellnr.</text:p>
          </table:table-cell>
          <table:table-cell table:style-name="ce23" office:value-type="string">
            <text:p>Menge</text:p>
          </table:table-cell>
          <table:table-cell table:style-name="ce35" office:value-type="string">
            <text:p>Beschreibung</text:p>
          </table:table-cell>
          <table:table-cell table:style-name="ce41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1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7" office:value-type="string">
            <text:p>WPMDL1300501BD</text:p>
          </table:table-cell>
          <table:table-cell table:formula="of:=[.$D$4]" office:value-type="float" office:value="3">
            <text:p>3</text:p>
          </table:table-cell>
          <table:table-cell office:value-type="string">
            <text:p>Schaltregler Wuerth 5V</text:p>
          </table:table-cell>
          <table:table-cell table:style-name="ce1" office:value-type="string">
            <text:p>/</text:p>
          </table:table-cell>
          <table:table-cell office:value-type="float" office:value="6.85">
            <text:p>6.85</text:p>
          </table:table-cell>
          <table:table-cell table:style-name="ce48" table:formula="of:=[.C50]*[.F50]" office:value-type="float" office:value="20.55">
            <text:p>20.55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0" office:value-type="string">
            <text:p>WPMDL1300331BD</text:p>
          </table:table-cell>
          <table:table-cell table:style-name="ce22" table:formula="of:=[.$D$4]" office:value-type="float" office:value="3">
            <text:p>3</text:p>
          </table:table-cell>
          <table:table-cell table:style-name="ce34" office:value-type="string">
            <text:p>Schaltregler Wuerth 3.3V</text:p>
          </table:table-cell>
          <table:table-cell table:style-name="ce22" office:value-type="string">
            <text:p>/</text:p>
          </table:table-cell>
          <table:table-cell table:style-name="ce34" office:value-type="float" office:value="6.98">
            <text:p>6.98</text:p>
          </table:table-cell>
          <table:table-cell table:style-name="ce52" table:formula="of:=[.C51]*[.F51]" office:value-type="float" office:value="20.94">
            <text:p>20.94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5" office:value-type="string">
            <text:p>PCB-Pool.de</text:p>
          </table:table-cell>
          <table:table-cell table:style-name="ce24" office:value-type="string">
            <text:p>Menge</text:p>
          </table:table-cell>
          <table:table-cell table:style-name="ce36" office:value-type="string">
            <text:p>Beschreibung</text:p>
          </table:table-cell>
          <table:table-cell table:style-name="ce42" table:number-columns-repeated="2"/>
          <table:table-cell table:style-name="ce53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0"/>
          <table:table-cell table:style-name="ce25" office:value-type="float" office:value="1">
            <text:p>1</text:p>
          </table:table-cell>
          <table:table-cell table:style-name="ce37" office:value-type="string">
            <text:p>5 Leiterplatten 60x90 mm 4 Lagen, 8 Tage</text:p>
          </table:table-cell>
          <table:table-cell table:style-name="ce43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 table:style-name="ce34" office:value-type="float" office:value="173.63">
            <text:p>173.63</text:p>
          </table:table-cell>
          <table:table-cell table:style-name="ce52" table:formula="of:=[.F53]*[.C53]" office:value-type="float" office:value="173.63">
            <text:p>173.63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string">
            <text:p>HyLine</text:p>
          </table:table-cell>
          <table:table-cell table:style-name="ce20"/>
          <table:table-cell table:style-name="ce30" table:number-columns-repeated="3"/>
          <table:table-cell table:style-name="ce4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1" office:value-type="string">
            <text:p>Bestellnr.</text:p>
          </table:table-cell>
          <table:table-cell table:style-name="ce23" office:value-type="string">
            <text:p>Menge</text:p>
          </table:table-cell>
          <table:table-cell table:style-name="ce38" office:value-type="string">
            <text:p>Beschreibung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4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0" office:value-type="string">
            <text:p>LB070WV8-SL01</text:p>
          </table:table-cell>
          <table:table-cell table:style-name="ce22" office:value-type="float" office:value="1">
            <text:p>1</text:p>
          </table:table-cell>
          <table:table-cell table:style-name="ce34" office:value-type="string">
            <text:p>Angebotsdatum 26.03.2014, Angebotsnr.: AN10112872, siehe Mailanhang</text:p>
          </table:table-cell>
          <table:table-cell table:style-name="ce22" office:value-type="string">
            <text:p>/</text:p>
          </table:table-cell>
          <table:table-cell table:style-name="ce34" office:value-type="float" office:value="79">
            <text:p>79</text:p>
          </table:table-cell>
          <table:table-cell table:style-name="ce52" table:formula="of:=[.F56]" office:value-type="float" office:value="79">
            <text:p>79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string">
            <text:p>Reichelt.de</text:p>
          </table:table-cell>
          <table:table-cell table:style-name="ce26"/>
          <table:table-cell table:style-name="ce30" table:number-columns-repeated="3"/>
          <table:table-cell table:style-name="ce4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1" office:value-type="string">
            <text:p>Bestellnr.</text:p>
          </table:table-cell>
          <table:table-cell table:style-name="ce23" office:value-type="string">
            <text:p>Menge</text:p>
          </table:table-cell>
          <table:table-cell table:style-name="ce38" office:value-type="string">
            <text:p>Beschreibung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4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2" office:value-type="string">
            <text:p>RASPBERRY ALL IN</text:p>
          </table:table-cell>
          <table:table-cell table:style-name="ce27" office:value-type="float" office:value="1">
            <text:p>1</text:p>
          </table:table-cell>
          <table:table-cell office:value-type="string">
            <text:p>Raspberry Pi</text:p>
          </table:table-cell>
          <table:table-cell table:style-name="ce44" office:value-type="string">
            <text:p><text:a xlink:href="http://www.reichelt.de/?ARTICLE=140777&amp;SID=11UbH1@38AAAIAAB4j2HIa4d6e2299ccd5e4c9c0f9a60acbf2096" xlink:type="simple">http://www.reichelt.de/?ARTICLE=140777&amp;SID=11UbH1@38AAAIAAB4j2HIa4d6e2299ccd5e4c9c0f9a60acbf2096</text:a></text:p>
          </table:table-cell>
          <table:table-cell office:value-type="float" office:value="50.38">
            <text:p>50.38</text:p>
          </table:table-cell>
          <table:table-cell table:style-name="ce48" table:formula="of:=[.F59]*[.C59]" office:value-type="float" office:value="50.38">
            <text:p>50.38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2" office:value-type="string">
            <text:p>AK HDMI 0,75WG</text:p>
          </table:table-cell>
          <table:table-cell table:style-name="ce27" office:value-type="float" office:value="1">
            <text:p>1</text:p>
          </table:table-cell>
          <table:table-cell table:style-name="ce39" office:value-type="string">
            <text:p>HDMI Kabel 0.75 m</text:p>
          </table:table-cell>
          <table:table-cell table:style-name="ce17" office:value-type="string">
            <text:p><text:a xlink:href="http://www.reichelt.de/A-V-Kabel-HDMI-/AK-HDMI-0-75WG/3/index.html?&amp;ACTION=3&amp;LA=2&amp;ARTICLE=132979&amp;GROUPID=3615&amp;artnr=AK+HDMI+0%2C75WG" xlink:type="simple">http://www.reichelt.de/A-V-Kabel-HDMI-/AK-HDMI-0-75WG/3/index.html?&amp;ACTION=3&amp;LA=2&amp;ARTICLE=132979&amp;GROUPID=3615&amp;artnr=AK+HDMI+0%2C75WG</text:a></text:p>
          </table:table-cell>
          <table:table-cell table:style-name="ce39" office:value-type="float" office:value="1.43">
            <text:p>1.43</text:p>
          </table:table-cell>
          <table:table-cell table:style-name="ce48" table:formula="of:=[.F60]*[.C60]" office:value-type="float" office:value="1.43">
            <text:p>1.43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3"/>
          <table:table-cell table:style-name="ce25" office:value-type="float" office:value="1">
            <text:p>1</text:p>
          </table:table-cell>
          <table:table-cell table:style-name="ce34" office:value-type="string">
            <text:p>Versandkosten</text:p>
          </table:table-cell>
          <table:table-cell table:style-name="ce34"/>
          <table:table-cell table:style-name="ce34" office:value-type="float" office:value="4.71">
            <text:p>4.71</text:p>
          </table:table-cell>
          <table:table-cell table:style-name="ce52" table:formula="of:=[.F61]*[.C61]" office:value-type="float" office:value="4.71">
            <text:p>4.71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string">
            <text:p>embedded-projects.net</text:p>
          </table:table-cell>
          <table:table-cell table:style-name="ce20"/>
          <table:table-cell table:style-name="ce30" table:number-columns-repeated="3"/>
          <table:table-cell table:style-name="ce5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6" office:value-type="string">
            <text:p>Bestellnr.</text:p>
          </table:table-cell>
          <table:table-cell table:style-name="ce23" office:value-type="string">
            <text:p>Menge</text:p>
          </table:table-cell>
          <table:table-cell table:style-name="ce35" office:value-type="string">
            <text:p>Beschreibung</text:p>
          </table:table-cell>
          <table:table-cell table:style-name="ce35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6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4" office:value-type="float" office:value="700730">
            <text:p>700730</text:p>
          </table:table-cell>
          <table:table-cell table:style-name="ce28" office:value-type="float" office:value="1">
            <text:p>1</text:p>
          </table:table-cell>
          <table:table-cell office:value-type="string">
            <text:p>Gnublin Extended</text:p>
          </table:table-cell>
          <table:table-cell table:style-name="ce44" office:value-type="string">
            <text:p><text:a xlink:href="http://shop.embedded-projects.net/embedded-projects-gmbh/gnublin-extended.html" xlink:type="simple">http://shop.embedded-projects.net/embedded-projects-gmbh/gnublin-extended.html</text:a></text:p>
          </table:table-cell>
          <table:table-cell office:value-type="float" office:value="49.58">
            <text:p>49.58</text:p>
          </table:table-cell>
          <table:table-cell table:style-name="ce48" table:formula="of:=[.F64]*[.C64]" office:value-type="float" office:value="49.58">
            <text:p>49.58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4" office:value-type="float" office:value="700976">
            <text:p>700976</text:p>
          </table:table-cell>
          <table:table-cell table:style-name="ce28" office:value-type="float" office:value="1">
            <text:p>1</text:p>
          </table:table-cell>
          <table:table-cell office:value-type="string">
            <text:p>USB Steckernetzteil 230V auf 5V / 1A</text:p>
          </table:table-cell>
          <table:table-cell table:style-name="ce44" office:value-type="string">
            <text:p><text:a xlink:href="http://shop.embedded-projects.net/sonstige/usb-steckernetzteil-230v-auf-5v-/-1a.html" xlink:type="simple">http://shop.embedded-projects.net/sonstige/usb-steckernetzteil-230v-auf-5v-/-1a.html</text:a></text:p>
          </table:table-cell>
          <table:table-cell office:value-type="float" office:value="3.32">
            <text:p>3.32</text:p>
          </table:table-cell>
          <table:table-cell table:style-name="ce48" table:formula="of:=[.F65]*[.C65]" office:value-type="float" office:value="3.32">
            <text:p>3.32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4" office:value-type="float" office:value="700114">
            <text:p>700114</text:p>
          </table:table-cell>
          <table:table-cell table:style-name="ce28" office:value-type="float" office:value="1">
            <text:p>1</text:p>
          </table:table-cell>
          <table:table-cell table:style-name="ce39" office:value-type="string">
            <text:p>Mini USB Kabel 1.6m</text:p>
          </table:table-cell>
          <table:table-cell table:style-name="ce17" office:value-type="string">
            <text:p><text:a xlink:href="http://shop.embedded-projects.net/sonstige/mini-usb-kabel-ca.-1-6-meter.html" xlink:type="simple">http://shop.embedded-projects.net/sonstige/mini-usb-kabel-ca.-1-6-meter.html</text:a></text:p>
          </table:table-cell>
          <table:table-cell table:style-name="ce39" office:value-type="float" office:value="2.44">
            <text:p>2.44</text:p>
          </table:table-cell>
          <table:table-cell table:style-name="ce48" table:formula="of:=[.F66]*[.C66]" office:value-type="float" office:value="2.44">
            <text:p>2.44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5"/>
          <table:table-cell table:style-name="ce22" office:value-type="float" office:value="1">
            <text:p>1</text:p>
          </table:table-cell>
          <table:table-cell table:style-name="ce34" office:value-type="string">
            <text:p>Versandkosten</text:p>
          </table:table-cell>
          <table:table-cell table:style-name="ce34"/>
          <table:table-cell table:style-name="ce34" office:value-type="float" office:value="3.32">
            <text:p>3.32</text:p>
          </table:table-cell>
          <table:table-cell table:style-name="ce52" table:formula="of:=[.F67]*[.C67]" office:value-type="float" office:value="3.32">
            <text:p>3.32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6"/>
          <table:table-cell table:number-columns-repeated="3"/>
          <table:table-cell table:style-name="ce46" office:value-type="string">
            <text:p>Gesamtbetrag</text:p>
          </table:table-cell>
          <table:table-cell table:style-name="ce46" table:formula="of:=[.G47]+[.G50]+[.G51]+[.G53]+[.G56]+[.G59]+[.G60]+[.G61]+[.G64]+[.G65]+[.G66]+[.G67]" office:value-type="float" office:value="567.29">
            <text:p>567.29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/>
          <table:table-cell table:style-name="ce16"/>
          <table:table-cell table:number-columns-repeated="1022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0000-00-00T17:16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0:51:50</meta:creation-date>
    <dc:date>2014-04-01T17:18:58</dc:date>
    <meta:editing-duration>PT1H25M34S</meta:editing-duration>
    <meta:editing-cycles>10</meta:editing-cycles>
    <meta:generator>LibreOffice/4.0.2.2$Linux_x86 LibreOffice_project/400m0$Build-2</meta:generator>
    <meta:document-statistic meta:table-count="1" meta:cell-count="349" meta:object-count="0"/>
  </office:meta>
</office:document-meta>
</file>